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make items show in UI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document menu system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/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/>
        </table:table-row>
        <table:table-row table:style-name="ro1" table:number-rows-repeated="3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10/11/2017</text:date>, <text:time>01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01:33:11.61</dc:date>
    <meta:generator>OpenOffice/4.1.0$Win32 OpenOffice.org_project/410m18$Build-9764</meta:generator>
    <meta:editing-duration>P1DT20H59M40S</meta:editing-duration>
    <meta:editing-cycles>7</meta:editing-cycles>
    <meta:document-statistic meta:table-count="1" meta:cell-count="26" meta:object-count="0"/>
  </office:meta>
</office:document-meta>
</file>